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1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style:font-name="times new roman" fo:font-size="7.80000019073486pt"/>
    </style:style>
    <style:style style:name="T4" style:family="text">
      <style:text-properties style:font-name="times new roman" fo:font-size="7.80000019073486pt" fo:font-style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. Kefa and First Steps</text:p>
      <text:p text:style-name="P4">time limit per test</text:p>
      <text:p text:style-name="P5">2 seconds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7">Kefa decided to make some money doing business on the Internet for exactly <text:span text:style-name="T2">n</text:span> days. He knows that on the <text:span text:style-name="T2">i</text:span>-th day (<text:span text:style-name="T1">1 ≤ </text:span><text:span text:style-name="T2">i</text:span><text:span text:style-name="T1"> ≤ </text:span><text:span text:style-name="T2">n</text:span>) he makes <text:span text:style-name="T2">a</text:span><text:span text:style-name="T4">i</text:span> money. Kefa loves progress, that's why he wants to know the length of the maximum non-decreasing subsegment in sequence <text:span text:style-name="T2">a</text:span><text:span text:style-name="T4">i</text:span>. Let us remind you that the subsegment of the sequence is its continuous fragment. A subsegment of numbers is called non-decreasing if all numbers in it follow in the non-decreasing order.</text:p>
      <text:p text:style-name="P7">Help Kefa cope with this task!</text:p>
      <text:p text:style-name="P9">Input</text:p>
      <text:p text:style-name="P7">The first line contains integer <text:span text:style-name="T2">n</text:span> (<text:span text:style-name="T1">1 ≤ </text:span><text:span text:style-name="T2">n</text:span><text:span text:style-name="T1"> ≤ 10</text:span><text:span text:style-name="T3">5</text:span>).</text:p>
      <text:p text:style-name="P7">The second line contains <text:span text:style-name="T2">n</text:span> integers <text:span text:style-name="T2">a</text:span><text:span text:style-name="T3">1</text:span><text:span text:style-name="T1">,  </text:span><text:span text:style-name="T2">a</text:span><text:span text:style-name="T3">2</text:span><text:span text:style-name="T1">,  ...,  </text:span><text:span text:style-name="T2">a</text:span><text:span text:style-name="T4">n</text:span> (<text:span text:style-name="T1">1 ≤ </text:span><text:span text:style-name="T2">a</text:span><text:span text:style-name="T4">i</text:span><text:span text:style-name="T1"> ≤ 10</text:span><text:span text:style-name="T3">9</text:span>).</text:p>
      <text:p text:style-name="P9">Output</text:p>
      <text:p text:style-name="P7">Print a single integer — the length of the maximum non-decreasing subsegment of sequence <text:span text:style-name="T2">a</text:span>.</text:p>
      <text:p text:style-name="P8">Examples</text:p>
      <text:p text:style-name="P10">input</text:p>
      <text:section text:style-name="Sect1" text:name="id00935591493795743">
        <text:p text:style-name="P11">Copy</text:p>
      </text:section>
      <text:p text:style-name="P1"><text:bookmark text:name="id0013110731430339984"/>6</text:p>
      <text:p text:style-name="P2">2 2 1 3 4 1</text:p>
      <text:p text:style-name="P10">output</text:p>
      <text:section text:style-name="Sect1" text:name="id006938770184874987">
        <text:p text:style-name="P11">Copy</text:p>
      </text:section>
      <text:p text:style-name="P1"><text:bookmark text:name="id0006566964036947542"/>3</text:p>
      <text:p text:style-name="P10">input</text:p>
      <text:section text:style-name="Sect1" text:name="id007486888176681292">
        <text:p text:style-name="P11">Copy</text:p>
      </text:section>
      <text:p text:style-name="P1"><text:bookmark text:name="id0006021674630091578"/>3</text:p>
      <text:p text:style-name="P2">2 2 9</text:p>
      <text:p text:style-name="P10">output</text:p>
      <text:section text:style-name="Sect1" text:name="id00023491936515994016">
        <text:p text:style-name="P11">Copy</text:p>
      </text:section>
      <text:p text:style-name="P1"><text:bookmark text:name="id0011009152835846892"/>3</text:p>
      <text:p text:style-name="P9">Note</text:p>
      <text:p text:style-name="P7">In the first test the maximum non-decreasing subsegment is the numbers from the third to the fifth one.</text:p>
      <text:p text:style-name="P7">In the second test the maximum non-decreasing subsegment is the numbers from the first to the third on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8T00:41:25.235000000</dc:date>
    <meta:editing-duration>PT10S</meta:editing-duration>
    <meta:editing-cycles>1</meta:editing-cycles>
    <meta:document-statistic meta:table-count="0" meta:image-count="0" meta:object-count="0" meta:page-count="1" meta:paragraph-count="34" meta:word-count="211" meta:character-count="1100" meta:non-whitespace-character-count="919"/>
    <meta:generator>LibreOffice/7.2.2.2$Windows_X86_64 LibreOffice_project/02b2acce88a210515b4a5bb2e46cbfb63fe97d56</meta:generator>
  </office:meta>
</office:document-meta>
</file>